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4pt" style:font-size-asian="24pt" style:font-size-complex="24pt"/>
    </style:style>
    <style:style style:name="P2" style:parent-style-name="Normal" style:family="paragraph">
      <style:paragraph-properties fo:text-align="center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Normal" style:list-style-name="LFO1" style:family="paragraph"/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Normal" style:list-style-name="LFO1" style:family="paragraph"/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list-style-name="LFO2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list-style-name="LFO2" style:family="paragraph"/>
    <style:style style:name="P23" style:parent-style-name="Normal" style:list-style-name="LFO2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Normal" style:list-style-name="LFO2" style:family="paragraph"/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Normal" style:list-style-name="LFO2" style:family="paragraph"/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Normal" style:list-style-name="LFO2" style:family="paragraph"/>
    <style:style style:name="T34" style:parent-style-name="DefaultParagraphFont" style:family="text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3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P42" style:parent-style-name="Normal" style:list-style-name="LFO3" style:family="paragraph"/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Normal" style:list-style-name="LFO3" style:family="paragraph"/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Normal" style:family="paragraph">
      <style:text-properties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family="paragraph">
      <style:text-properties fo:font-weight="bold" style:font-weight-asian="bold" style:font-weight-complex="bold"/>
    </style:style>
    <style:style style:name="TableColumn53" style:family="table-column">
      <style:table-column-properties style:column-width="1.2333in"/>
    </style:style>
    <style:style style:name="TableColumn54" style:family="table-column">
      <style:table-column-properties style:column-width="1.7611in"/>
    </style:style>
    <style:style style:name="Table52" style:family="table">
      <style:table-properties style:width="2.9944in" fo:margin-left="0in" table:align="left"/>
    </style:style>
    <style:style style:name="TableRow55" style:family="table-row">
      <style:table-row-properties/>
    </style:style>
    <style:style style:name="TableCell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" style:parent-style-name="Normal" style:family="paragraph">
      <style:text-properties fo:font-weight="bold" style:font-weight-asian="bold" style:font-weight-complex="bold"/>
    </style:style>
    <style:style style:name="TableCell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" style:parent-style-name="Normal" style:family="paragraph">
      <style:text-properties fo:font-weight="bold" style:font-weight-asian="bold" style:font-weight-complex="bold"/>
    </style:style>
    <style:style style:name="TableRow60" style:family="table-row">
      <style:table-row-properties/>
    </style:style>
    <style:style style:name="TableCell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" style:parent-style-name="Normal" style:family="paragraph">
      <style:text-properties fo:font-weight="bold" style:font-weight-asian="bold" style:font-weight-complex="bold"/>
    </style:style>
    <style:style style:name="TableCell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4" style:family="table-row">
      <style:table-row-properties/>
    </style:style>
    <style:style style:name="TableCell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7" style:family="table-row">
      <style:table-row-properties/>
    </style:style>
    <style:style style:name="TableCell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0" style:family="table-row">
      <style:table-row-properties/>
    </style:style>
    <style:style style:name="TableCell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3" style:parent-style-name="Normal" style:family="paragraph">
      <style:text-properties fo:font-weight="bold" style:font-weight-asian="bold" style:font-weight-complex="bold"/>
    </style:style>
    <style:style style:name="P74" style:parent-style-name="Normal" style:list-style-name="LFO4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P76" style:parent-style-name="Normal" style:list-style-name="LFO4" style:family="paragraph"/>
    <style:style style:name="T77" style:parent-style-name="DefaultParagraphFont" style:family="text">
      <style:text-properties fo:font-weight="bold" style:font-weight-asian="bold" style:font-weight-complex="bold"/>
    </style:style>
    <style:style style:name="P78" style:parent-style-name="Normal" style:list-style-name="LFO4" style:family="paragraph"/>
    <style:style style:name="T79" style:parent-style-name="DefaultParagraphFont" style:family="text">
      <style:text-properties fo:font-weight="bold" style:font-weight-asian="bold" style:font-weight-complex="bold"/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P81" style:parent-style-name="Normal" style:list-style-name="LFO4" style:family="paragraph"/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4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4" style:family="paragraph"/>
    <style:style style:name="T86" style:parent-style-name="DefaultParagraphFont" style:family="text">
      <style:text-properties fo:font-weight="bold" style:font-weight-asian="bold" style:font-weight-complex="bold"/>
    </style:style>
    <style:style style:name="T87" style:parent-style-name="DefaultParagraphFont" style:family="text">
      <style:text-properties fo:font-weight="bold" style:font-weight-asian="bold" style:font-weight-complex="bold"/>
    </style:style>
    <style:style style:name="P88" style:parent-style-name="Normal" style:family="paragraph">
      <style:text-properties fo:font-weight="bold" style:font-weight-asian="bold" style:font-weight-complex="bold"/>
    </style:style>
    <style:style style:name="T89" style:parent-style-name="DefaultParagraphFont" style:family="text">
      <style:text-properties fo:font-weight="bold" style:font-weight-asian="bold" style:font-weight-complex="bold"/>
    </style:style>
    <style:style style:name="T90" style:parent-style-name="DefaultParagraphFont" style:family="text">
      <style:text-properties fo:font-weight="bold" style:font-weight-asian="bold" style:font-weight-complex="bold"/>
    </style:style>
    <style:style style:name="T91" style:parent-style-name="DefaultParagraphFont" style:family="text">
      <style:text-properties fo:font-weight="bold" style:font-weight-asian="bold" style:font-weight-complex="bold"/>
    </style:style>
    <style:style style:name="P92" style:parent-style-name="Normal" style:family="paragraph">
      <style:text-properties fo:font-weight="bold" style:font-weight-asian="bold" style:font-weight-complex="bold"/>
    </style:style>
    <style:style style:name="P93" style:parent-style-name="Normal" style:list-style-name="LFO5" style:family="paragraph"/>
    <style:style style:name="T94" style:parent-style-name="DefaultParagraphFont" style:family="text">
      <style:text-properties fo:font-weight="bold" style:font-weight-asian="bold" style:font-weight-complex="bold"/>
    </style:style>
    <style:style style:name="P95" style:parent-style-name="Normal" style:list-style-name="LFO5" style:family="paragraph"/>
    <style:style style:name="T96" style:parent-style-name="DefaultParagraphFont" style:family="text">
      <style:text-properties fo:font-weight="bold" style:font-weight-asian="bold" style:font-weight-complex="bold"/>
    </style:style>
    <style:style style:name="P97" style:parent-style-name="Normal" style:list-style-name="LFO5" style:family="paragraph"/>
    <style:style style:name="T98" style:parent-style-name="DefaultParagraphFont" style:family="text">
      <style:text-properties fo:font-weight="bold" style:font-weight-asian="bold" style:font-weight-complex="bold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Assignment 5: Autoencoders for Olivetti Faces Dataset</text:p>
      <text:p text:style-name="P2"><text:span text:style-name="T3">Course:</text:span><text:s/>Unsupervised and Reinforcement Learning (COMP257)<text:line-break/><text:span text:style-name="T4">Student Name</text:span><text:span text:style-name="T5">:</text:span><text:s/>Ibrahem Aqel<text:line-break/><text:span text:style-name="T6">Date:</text:span><text:s/>2024-10-18</text:p>
      <text:p text:style-name="Normal"><draw:custom-shape svg:x="0in" svg:y="0in" svg:width="45.51042in" svg:height="0.00139in" draw:z-index="0" draw:id="id0" draw:style-name="a0" draw:name="Horizontal Line 55" text:anchor-type="as-char"><svg:title/><svg:desc/><draw:enhanced-geometry draw:type="non-primitive" svg:viewBox="0 0 21600 21600" draw:enhanced-path="M 0 0 L 21600 0 21600 21600 0 21600 Z N"/></draw:custom-shape></text:p>
      <text:p text:style-name="P7">1. Introduction</text:p>
      <text:p text:style-name="Normal">In this assignment, we built an<text:s/><text:span text:style-name="T8">autoencoder</text:span><text:s/>to learn compressed representations of images from the<text:s/><text:span text:style-name="T9">Olivetti faces dataset</text:span>. Autoencoders are useful for reducing the size of data and then reconstructing it. We applied<text:s/><text:span text:style-name="T10">PCA</text:span><text:s/>to reduce the original image size, making the model easier to train while keeping most of the important information.</text:p>
      <text:p text:style-name="Normal"><draw:custom-shape svg:x="0in" svg:y="0in" svg:width="45.51042in" svg:height="0.00139in" draw:z-index="0" draw:id="id1" draw:style-name="a1" draw:name="Horizontal Line 56" text:anchor-type="as-char"><svg:title/><svg:desc/><draw:enhanced-geometry draw:type="non-primitive" svg:viewBox="0 0 21600 21600" draw:enhanced-path="M 0 0 L 21600 0 21600 21600 0 21600 Z N"/></draw:custom-shape></text:p>
      <text:p text:style-name="P11">2. Dataset Preparation</text:p>
      <text:p text:style-name="Normal">The<text:s/><text:span text:style-name="T12">Olivetti faces dataset</text:span><text:s/>has 400 grayscale images, each 64×64 pixels, with 10 different images for 40 individuals.</text:p>
      <text:list text:style-name="LFO1" text:continue-numbering="true">
        <text:list-item>
          <text:p text:style-name="P13">We split the data into<text:s/><text:span text:style-name="T14">60% training, 20% validation, and 20% test sets</text:span><text:s/>(stratified by labels).</text:p>
        </text:list-item>
        <text:list-item>
          <text:p text:style-name="P15">We also applied<text:s/><text:span text:style-name="T16">PCA</text:span><text:s/>to reduce the data size from<text:s/><text:span text:style-name="T17">4096 to 178 features</text:span><text:s/>while preserving<text:s/><text:span text:style-name="T18">99% of the variance</text:span>. This makes training faster and more efficient.</text:p>
        </text:list-item>
      </text:list>
      <text:p text:style-name="Normal"><draw:custom-shape svg:x="0in" svg:y="0in" svg:width="45.51042in" svg:height="0.00139in" draw:z-index="0" draw:id="id2" draw:style-name="a2" draw:name="Horizontal Line 57" text:anchor-type="as-char"><svg:title/><svg:desc/><draw:enhanced-geometry draw:type="non-primitive" svg:viewBox="0 0 21600 21600" draw:enhanced-path="M 0 0 L 21600 0 21600 21600 0 21600 Z N"/></draw:custom-shape></text:p>
      <text:p text:style-name="P19">3. Autoencoder Architecture</text:p>
      <text:p text:style-name="Normal">Our autoencoder has the following layers:</text:p>
      <text:list text:style-name="LFO2" text:continue-numbering="true">
        <text:list-item>
          <text:p text:style-name="P20"><text:span text:style-name="T21">Encoder:</text:span></text:p>
          <text:list text:continue-numbering="true">
            <text:list-item>
              <text:p text:style-name="P22">Input Layer: 178 units (PCA-reduced features).</text:p>
            </text:list-item>
            <text:list-item>
              <text:p text:style-name="P23">Hidden Layer 1: 128 units with<text:s/><text:span text:style-name="T24">ReLU activation</text:span><text:s/>and<text:s/><text:span text:style-name="T25">L1 regularization</text:span>.</text:p>
            </text:list-item>
            <text:list-item>
              <text:p text:style-name="P26"><text:span text:style-name="T27">Bottleneck Layer:</text:span><text:s/>64 units with<text:s/><text:span text:style-name="T28">ReLU activation</text:span><text:s/>(this is where the compressed representation is stored).</text:p>
            </text:list-item>
          </text:list>
        </text:list-item>
        <text:list-item>
          <text:p text:style-name="P29"><text:span text:style-name="T30">Decoder:</text:span></text:p>
          <text:soft-page-break/>
          <text:list text:continue-numbering="true">
            <text:list-item>
              <text:p text:style-name="P31">Hidden Layer 2: 128 units with<text:s/><text:span text:style-name="T32">ReLU activation</text:span>.</text:p>
            </text:list-item>
            <text:list-item>
              <text:p text:style-name="P33">Output Layer: 178 units with<text:s/><text:span text:style-name="T34">sigmoid activation</text:span><text:s/>(to normalize the output between 0 and 1).</text:p>
            </text:list-item>
          </text:list>
        </text:list-item>
      </text:list>
      <text:p text:style-name="Normal">We compiled the model using the<text:s/><text:span text:style-name="T35">Adam optimizer</text:span><text:s/>and<text:s/><text:span text:style-name="T36">Mean Squared Error (MSE)</text:span><text:s/>loss to minimize the difference between original and reconstructed images.</text:p>
      <text:p text:style-name="Normal"><draw:custom-shape svg:x="0in" svg:y="0in" svg:width="45.51042in" svg:height="0.00139in" draw:z-index="0" draw:id="id3" draw:style-name="a3" draw:name="Horizontal Line 58" text:anchor-type="as-char"><svg:title/><svg:desc/><draw:enhanced-geometry draw:type="non-primitive" svg:viewBox="0 0 21600 21600" draw:enhanced-path="M 0 0 L 21600 0 21600 21600 0 21600 Z N"/></draw:custom-shape></text:p>
      <text:p text:style-name="P37">4. Training Process</text:p>
      <text:p text:style-name="Normal">We used<text:s/><text:span text:style-name="T38">5-fold cross-validation</text:span><text:s/>on the training data to find the best model.</text:p>
      <text:list text:style-name="LFO3" text:continue-numbering="true">
        <text:list-item>
          <text:p text:style-name="P39">For each fold, we trained the model for<text:s/><text:span text:style-name="T40">50 epochs</text:span><text:s/>with a<text:s/><text:span text:style-name="T41">batch size of 32</text:span>.</text:p>
        </text:list-item>
        <text:list-item>
          <text:p text:style-name="P42">After training all folds, we picked the model with the<text:s/><text:span text:style-name="T43">lowest validation loss</text:span>.</text:p>
        </text:list-item>
        <text:list-item>
          <text:p text:style-name="P44">The<text:s/><text:span text:style-name="T45">best validation loss</text:span><text:s/>we got was<text:s/><text:span text:style-name="T46">0.346</text:span>, which shows the model learned to reconstruct images fairly well.</text:p>
        </text:list-item>
      </text:list>
      <text:p text:style-name="Normal"><draw:custom-shape svg:x="0in" svg:y="0in" svg:width="45.51042in" svg:height="0.00139in" draw:z-index="0" draw:id="id4" draw:style-name="a4" draw:name="Horizontal Line 59" text:anchor-type="as-char"><svg:title/><svg:desc/><draw:enhanced-geometry draw:type="non-primitive" svg:viewBox="0 0 21600 21600" draw:enhanced-path="M 0 0 L 21600 0 21600 21600 0 21600 Z N"/></draw:custom-shape></text:p>
      <text:p text:style-name="P47">5. Results</text:p>
      <text:p text:style-name="Normal">After training, we evaluated the final model on the<text:s/><text:span text:style-name="T48">test set</text:span><text:s/>and got a<text:s/><text:span text:style-name="T49">test loss of 0.318</text:span>. This means the model can generalize to unseen data with minimal reconstruction error.</text:p>
      <text:p text:style-name="Normal">We also visualized the<text:s/><text:span text:style-name="T50">original and reconstructed images</text:span><text:s/>to check how well the model performed. Below are some side-by-side comparisons.</text:p>
      <text:p text:style-name="Normal"><draw:custom-shape svg:x="0in" svg:y="0in" svg:width="45.51042in" svg:height="0.00139in" draw:z-index="0" draw:id="id5" draw:style-name="a5" draw:name="Horizontal Line 60" text:anchor-type="as-char"><svg:title/><svg:desc/><draw:enhanced-geometry draw:type="non-primitive" svg:viewBox="0 0 21600 21600" draw:enhanced-path="M 0 0 L 21600 0 21600 21600 0 21600 Z N"/></draw:custom-shape></text:p>
      <text:p text:style-name="P51">Original vs. Reconstructed Images</text:p>
      <table:table table:style-name="Table52">
        <table:table-columns>
          <table:table-column table:style-name="TableColumn53"/>
          <table:table-column table:style-name="TableColumn54"/>
        </table:table-columns>
        <table:table-header-rows>
          <table:table-row table:style-name="TableRow55">
            <table:table-cell table:style-name="TableCell56">
              <text:p text:style-name="P57">Original Images</text:p>
            </table:table-cell>
            <table:table-cell table:style-name="TableCell58">
              <text:p text:style-name="P59">Reconstructed Images</text:p>
            </table:table-cell>
          </table:table-row>
        </table:table-header-rows>
        <table:table-row table:style-name="TableRow60">
          <table:table-cell table:style-name="TableCell61">
            <text:p text:style-name="P62"/>
          </table:table-cell>
          <table:table-cell table:style-name="TableCell63">
            <text:p text:style-name="Normal"/>
          </table:table-cell>
        </table:table-row>
        <table:table-row table:style-name="TableRow64">
          <table:table-cell table:style-name="TableCell65">
            <text:p text:style-name="Normal"/>
          </table:table-cell>
          <table:table-cell table:style-name="TableCell66">
            <text:p text:style-name="Normal"/>
          </table:table-cell>
        </table:table-row>
        <table:table-row table:style-name="TableRow67">
          <table:table-cell table:style-name="TableCell68">
            <text:p text:style-name="Normal"/>
          </table:table-cell>
          <table:table-cell table:style-name="TableCell69">
            <text:p text:style-name="Normal"/>
          </table:table-cell>
        </table:table-row>
        <table:table-row table:style-name="TableRow70">
          <table:table-cell table:style-name="TableCell71">
            <text:p text:style-name="Normal"/>
          </table:table-cell>
          <table:table-cell table:style-name="TableCell72">
            <text:p text:style-name="Normal"/>
          </table:table-cell>
        </table:table-row>
      </table:table>
      <text:p text:style-name="Normal">The reconstructed images look quite similar to the originals. The autoencoder successfully captured the main facial features, though a few details (like glasses and wrinkles) are a bit blurry.</text:p>
      <text:p text:style-name="Normal"><draw:custom-shape svg:x="0in" svg:y="0in" svg:width="45.51042in" svg:height="0.00139in" draw:z-index="0" draw:id="id6" draw:style-name="a6" draw:name="Horizontal Line 61" text:anchor-type="as-char"><svg:title/><svg:desc/><draw:enhanced-geometry draw:type="non-primitive" svg:viewBox="0 0 21600 21600" draw:enhanced-path="M 0 0 L 21600 0 21600 21600 0 21600 Z N"/></draw:custom-shape></text:p>
      <text:p text:style-name="P73">6. Design Choices</text:p>
      <text:list text:style-name="LFO4" text:continue-numbering="true">
        <text:list-item>
          <text:p text:style-name="P74"><text:span text:style-name="T75">Activation Functions:</text:span></text:p>
          <text:soft-page-break/>
          <text:list text:continue-numbering="true">
            <text:list-item>
              <text:p text:style-name="P76">We used<text:s/><text:span text:style-name="T77">ReLU</text:span><text:s/>in hidden layers because it helps the model learn faster and avoids vanishing gradients.</text:p>
            </text:list-item>
            <text:list-item>
              <text:p text:style-name="P78">We used<text:s/><text:span text:style-name="T79">sigmoid</text:span><text:s/>in the output layer to keep the output values between<text:s/><text:span text:style-name="T80">0 and 1</text:span>, matching the scaled input data.</text:p>
            </text:list-item>
          </text:list>
        </text:list-item>
        <text:list-item>
          <text:p text:style-name="P81"><text:span text:style-name="T82">Loss Function:</text:span></text:p>
          <text:list text:continue-numbering="true">
            <text:list-item>
              <text:p text:style-name="P83"><text:span text:style-name="T84">Mean Squared Error (MSE)</text:span><text:s/>was used because it measures the pixel-wise difference between the original and reconstructed data.</text:p>
            </text:list-item>
          </text:list>
        </text:list-item>
        <text:list-item>
          <text:p text:style-name="P85"><text:span text:style-name="T86">PCA:</text:span><text:line-break/>PCA reduced the number of input features from<text:s/><text:span text:style-name="T87">4096 to 178</text:span>, which made the model train faster while still keeping most of the important information.</text:p>
        </text:list-item>
      </text:list>
      <text:p text:style-name="Normal"><draw:custom-shape svg:x="0in" svg:y="0in" svg:width="45.51042in" svg:height="0.00139in" draw:z-index="0" draw:id="id7" draw:style-name="a7" draw:name="Horizontal Line 62" text:anchor-type="as-char"><svg:title/><svg:desc/><draw:enhanced-geometry draw:type="non-primitive" svg:viewBox="0 0 21600 21600" draw:enhanced-path="M 0 0 L 21600 0 21600 21600 0 21600 Z N"/></draw:custom-shape></text:p>
      <text:p text:style-name="P88">7. Conclusion</text:p>
      <text:p text:style-name="Normal">In this assignment, we implemented an<text:s/><text:span text:style-name="T89">autoencoder</text:span><text:s/>that learned to compress and reconstruct images from the<text:s/><text:span text:style-name="T90">Olivetti dataset</text:span>. Our final model had a<text:s/><text:span text:style-name="T91">test loss of 0.318</text:span>, and the reconstructed images looked very close to the originals.</text:p>
      <text:p text:style-name="P92">Potential Improvements:</text:p>
      <text:list text:style-name="LFO5" text:continue-numbering="true">
        <text:list-item>
          <text:p text:style-name="P93">Increase the size of the<text:s/><text:span text:style-name="T94">bottleneck layer</text:span><text:s/>to store more detailed features.</text:p>
        </text:list-item>
        <text:list-item>
          <text:p text:style-name="P95">Try using<text:s/><text:span text:style-name="T96">convolutional autoencoders</text:span><text:s/>to better capture spatial information.</text:p>
        </text:list-item>
        <text:list-item>
          <text:p text:style-name="P97">Experiment with different activation functions like<text:s/><text:span text:style-name="T98">LeakyReLU</text:span><text:s/>for better performance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uke Anderson</meta:initial-creator>
    <dc:creator>Luke Anderson</dc:creator>
    <meta:creation-date>2024-10-19T20:48:00Z</meta:creation-date>
    <dc:date>2024-10-19T20:52:00Z</dc:date>
    <meta:template xlink:href="Normal" xlink:type="simple"/>
    <meta:editing-cycles>1</meta:editing-cycles>
    <meta:editing-duration>PT240S</meta:editing-duration>
    <meta:document-statistic meta:page-count="3" meta:paragraph-count="7" meta:word-count="526" meta:character-count="3523" meta:row-count="25" meta:non-whitespace-character-count="3004"/>
  </office:meta>
</office:document-meta>
</file>